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028in"/>
    </style:style>
    <style:style style:name="Table1.B" style:family="table-column">
      <style:table-column-properties style:column-width="3.5597in"/>
    </style:style>
    <style:style style:name="Table1.C" style:family="table-column">
      <style:table-column-properties style:column-width="2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105e82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05e82" officeooo:paragraph-rsid="00105e82" style:font-size-asian="10pt" style:font-size-complex="10pt"/>
    </style:style>
    <style:style style:name="P4" style:family="paragraph" style:parent-style-name="Table_20_Contents">
      <style:text-properties fo:font-size="10pt" officeooo:rsid="00105e82" officeooo:paragraph-rsid="00105e82" style:font-size-asian="10pt" style:font-size-complex="10pt"/>
    </style:style>
    <style:style style:name="P5" style:family="paragraph" style:parent-style-name="Table_20_Contents">
      <style:text-properties fo:font-size="10pt" officeooo:rsid="00105e82" officeooo:paragraph-rsid="00111471" style:font-size-asian="10pt" style:font-size-complex="10pt"/>
    </style:style>
    <style:style style:name="P6" style:family="paragraph" style:parent-style-name="Table_20_Contents">
      <style:text-properties fo:font-size="10pt" officeooo:rsid="00111471" officeooo:paragraph-rsid="00111471" style:font-size-asian="10pt" style:font-size-complex="10pt"/>
    </style:style>
    <style:style style:name="P7" style:family="paragraph" style:parent-style-name="Table_20_Contents">
      <style:text-properties fo:font-size="10pt" officeooo:rsid="001156eb" officeooo:paragraph-rsid="001156eb" style:font-size-asian="10pt" style:font-size-complex="10pt"/>
    </style:style>
    <style:style style:name="P8" style:family="paragraph" style:parent-style-name="Table_20_Contents">
      <style:text-properties fo:font-size="10pt" officeooo:paragraph-rsid="001156eb" style:font-size-asian="10pt" style:font-size-complex="10pt"/>
    </style:style>
    <style:style style:name="P9" style:family="paragraph" style:parent-style-name="Table_20_Contents">
      <style:text-properties fo:font-size="10pt" officeooo:rsid="00142382" style:font-size-asian="10pt" style:font-size-complex="10pt"/>
    </style:style>
    <style:style style:name="P10" style:family="paragraph" style:parent-style-name="Table_20_Contents">
      <style:text-properties fo:font-size="10pt" officeooo:rsid="00142382" officeooo:paragraph-rsid="00142382" style:font-size-asian="10pt" style:font-size-complex="10pt"/>
    </style:style>
    <style:style style:name="P11" style:family="paragraph" style:parent-style-name="Table_20_Contents">
      <style:text-properties fo:font-size="10pt" officeooo:rsid="00149b59" style:font-size-asian="10pt" style:font-size-complex="10pt"/>
    </style:style>
    <style:style style:name="P12" style:family="paragraph" style:parent-style-name="Table_20_Contents">
      <style:text-properties fo:font-size="10pt" officeooo:rsid="00149b59" officeooo:paragraph-rsid="00149b59" style:font-size-asian="10pt" style:font-size-complex="10pt"/>
    </style:style>
    <style:style style:name="P13" style:family="paragraph" style:parent-style-name="Table_20_Contents">
      <style:text-properties fo:font-size="10pt" officeooo:rsid="00149b59" officeooo:paragraph-rsid="0014e0ce" style:font-size-asian="10pt" style:font-size-complex="10pt"/>
    </style:style>
    <style:style style:name="P14" style:family="paragraph" style:parent-style-name="Table_20_Contents">
      <style:text-properties fo:font-size="10pt" officeooo:rsid="00149b59" officeooo:paragraph-rsid="0015cdf6" style:font-size-asian="10pt" style:font-size-complex="10pt"/>
    </style:style>
    <style:style style:name="P15" style:family="paragraph" style:parent-style-name="Table_20_Contents">
      <style:text-properties fo:font-size="10pt" officeooo:rsid="00149b59" officeooo:paragraph-rsid="002200f0" style:font-size-asian="10pt" style:font-size-complex="10pt"/>
    </style:style>
    <style:style style:name="P16" style:family="paragraph" style:parent-style-name="Table_20_Contents">
      <style:text-properties fo:font-size="10pt" officeooo:rsid="00149b59" officeooo:paragraph-rsid="0023fdbb" style:font-size-asian="10pt" style:font-size-complex="10pt"/>
    </style:style>
    <style:style style:name="P17" style:family="paragraph" style:parent-style-name="Table_20_Contents">
      <style:text-properties fo:font-size="10pt" officeooo:rsid="0014e0ce" officeooo:paragraph-rsid="0014e0ce" style:font-size-asian="10pt" style:font-size-complex="10pt"/>
    </style:style>
    <style:style style:name="P18" style:family="paragraph" style:parent-style-name="Table_20_Contents">
      <style:text-properties fo:font-size="10pt" officeooo:rsid="0015cdf6" officeooo:paragraph-rsid="0015cdf6" style:font-size-asian="10pt" style:font-size-complex="10pt"/>
    </style:style>
    <style:style style:name="P19" style:family="paragraph" style:parent-style-name="Table_20_Contents">
      <style:text-properties fo:font-size="10pt" officeooo:rsid="00172f20" officeooo:paragraph-rsid="00172f20" style:font-size-asian="10pt" style:font-size-complex="10pt"/>
    </style:style>
    <style:style style:name="P20" style:family="paragraph" style:parent-style-name="Table_20_Contents">
      <style:text-properties fo:font-size="10pt" officeooo:paragraph-rsid="00172f20" style:font-size-asian="10pt" style:font-size-complex="10pt"/>
    </style:style>
    <style:style style:name="P21" style:family="paragraph" style:parent-style-name="Table_20_Contents">
      <style:text-properties fo:font-size="10pt" officeooo:rsid="0018157d" officeooo:paragraph-rsid="0018157d" style:font-size-asian="10pt" style:font-size-complex="10pt"/>
    </style:style>
    <style:style style:name="P22" style:family="paragraph" style:parent-style-name="Table_20_Contents">
      <style:text-properties fo:font-size="10pt" officeooo:paragraph-rsid="0018157d" style:font-size-asian="10pt" style:font-size-complex="10pt"/>
    </style:style>
    <style:style style:name="P23" style:family="paragraph" style:parent-style-name="Table_20_Contents">
      <style:text-properties fo:font-size="10pt" officeooo:rsid="001b2cfe" officeooo:paragraph-rsid="001b2cfe" style:font-size-asian="10pt" style:font-size-complex="10pt"/>
    </style:style>
    <style:style style:name="P24" style:family="paragraph" style:parent-style-name="Table_20_Contents">
      <style:text-properties fo:font-size="10pt" officeooo:paragraph-rsid="001b2cfe" style:font-size-asian="10pt" style:font-size-complex="10pt"/>
    </style:style>
    <style:style style:name="P25" style:family="paragraph" style:parent-style-name="Table_20_Contents">
      <style:text-properties fo:font-size="10pt" officeooo:rsid="001e3cf0" officeooo:paragraph-rsid="001e3cf0" style:font-size-asian="10pt" style:font-size-complex="10pt"/>
    </style:style>
    <style:style style:name="P26" style:family="paragraph" style:parent-style-name="Table_20_Contents">
      <style:text-properties fo:font-size="10pt" officeooo:paragraph-rsid="001e3cf0" style:font-size-asian="10pt" style:font-size-complex="10pt"/>
    </style:style>
    <style:style style:name="P27" style:family="paragraph" style:parent-style-name="Table_20_Contents">
      <style:text-properties fo:font-size="10pt" officeooo:rsid="00219a3b" officeooo:paragraph-rsid="00105e82" style:font-size-asian="10pt" style:font-size-complex="10pt"/>
    </style:style>
    <style:style style:name="P28" style:family="paragraph" style:parent-style-name="Table_20_Contents">
      <style:text-properties fo:font-size="10pt" officeooo:rsid="00219a3b" officeooo:paragraph-rsid="00219a3b" style:font-size-asian="10pt" style:font-size-complex="10pt"/>
    </style:style>
    <style:style style:name="P29" style:family="paragraph" style:parent-style-name="Table_20_Contents">
      <style:text-properties fo:font-size="10pt" officeooo:rsid="00219a3b" officeooo:paragraph-rsid="00111471" style:font-size-asian="10pt" style:font-size-complex="10pt"/>
    </style:style>
    <style:style style:name="P30" style:family="paragraph" style:parent-style-name="Table_20_Contents">
      <style:text-properties fo:font-size="10pt" officeooo:rsid="00219a3b" officeooo:paragraph-rsid="001156eb" style:font-size-asian="10pt" style:font-size-complex="10pt"/>
    </style:style>
    <style:style style:name="P31" style:family="paragraph" style:parent-style-name="Table_20_Contents">
      <style:text-properties fo:font-size="10pt" officeooo:rsid="002200f0" style:font-size-asian="10pt" style:font-size-complex="10pt"/>
    </style:style>
    <style:style style:name="P32" style:family="paragraph" style:parent-style-name="Table_20_Contents">
      <style:text-properties fo:font-size="10pt" officeooo:rsid="002200f0" officeooo:paragraph-rsid="002200f0" style:font-size-asian="10pt" style:font-size-complex="10pt"/>
    </style:style>
    <style:style style:name="P33" style:family="paragraph" style:parent-style-name="Table_20_Contents">
      <style:text-properties fo:font-size="10pt" officeooo:rsid="00297d0f" officeooo:paragraph-rsid="00297d0f" style:font-size-asian="10pt" style:font-size-complex="10pt"/>
    </style:style>
    <style:style style:name="P34" style:family="paragraph" style:parent-style-name="Table_20_Contents">
      <style:text-properties fo:font-size="10pt" officeooo:rsid="00297d0f" officeooo:paragraph-rsid="00219a3b" style:font-size-asian="10pt" style:font-size-complex="10pt"/>
    </style:style>
    <style:style style:name="P35" style:family="paragraph" style:parent-style-name="Table_20_Contents">
      <style:text-properties fo:font-size="10pt" officeooo:rsid="00149b59" officeooo:paragraph-rsid="00149b59" fo:background-color="#ffff00" style:font-size-asian="10pt" style:font-size-complex="10pt"/>
    </style:style>
    <style:style style:name="P36" style:family="paragraph" style:parent-style-name="Table_20_Contents">
      <style:text-properties fo:font-size="10pt" officeooo:rsid="002200f0" officeooo:paragraph-rsid="002200f0" fo:background-color="#ffff00" style:font-size-asian="10pt" style:font-size-complex="10pt"/>
    </style:style>
    <style:style style:name="P37" style:family="paragraph" style:parent-style-name="Table_20_Contents">
      <style:text-properties fo:font-size="10pt" officeooo:rsid="0023fdbb" officeooo:paragraph-rsid="0023fdbb" fo:background-color="transparent" style:font-size-asian="10pt" style:font-size-complex="10pt"/>
    </style:style>
    <style:style style:name="P38" style:family="paragraph" style:parent-style-name="Table_20_Contents">
      <style:text-properties fo:font-size="10pt" officeooo:rsid="0025a5f0" officeooo:paragraph-rsid="0025a5f0" fo:background-color="transparent" style:font-size-asian="10pt" style:font-size-complex="10pt"/>
    </style:style>
    <style:style style:name="P39" style:family="paragraph" style:parent-style-name="Table_20_Contents">
      <style:text-properties fo:font-size="10pt" officeooo:rsid="00297d0f" officeooo:paragraph-rsid="00297d0f" fo:background-color="transparent" style:font-size-asian="10pt" style:font-size-complex="10pt"/>
    </style:style>
    <style:style style:name="P40" style:family="paragraph" style:parent-style-name="Standard">
      <style:text-properties officeooo:rsid="00105e82" officeooo:paragraph-rsid="00105e82"/>
    </style:style>
    <style:style style:name="P41" style:family="paragraph" style:parent-style-name="Table_20_Contents">
      <style:text-properties fo:font-size="10pt" officeooo:paragraph-rsid="002ae976" style:font-size-asian="10pt" style:font-size-complex="10pt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officeooo:rsid="0018157d" fo:background-color="#ffff00" loext:char-shading-value="0"/>
    </style:style>
    <style:style style:name="T7" style:family="text">
      <style:text-properties officeooo:rsid="001e3cf0" fo:background-color="#fff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11471"/>
    </style:style>
    <style:style style:name="T10" style:family="text">
      <style:text-properties officeooo:rsid="001156eb"/>
    </style:style>
    <style:style style:name="T11" style:family="text">
      <style:text-properties officeooo:rsid="0012703f"/>
    </style:style>
    <style:style style:name="T12" style:family="text">
      <style:text-properties officeooo:rsid="0014e0ce"/>
    </style:style>
    <style:style style:name="T13" style:family="text">
      <style:text-properties officeooo:rsid="00149b59"/>
    </style:style>
    <style:style style:name="T14" style:family="text">
      <style:text-properties officeooo:rsid="0015cdf6"/>
    </style:style>
    <style:style style:name="T15" style:family="text">
      <style:text-properties officeooo:rsid="00172f20"/>
    </style:style>
    <style:style style:name="T16" style:family="text">
      <style:text-properties officeooo:rsid="0018157d"/>
    </style:style>
    <style:style style:name="T17" style:family="text">
      <style:text-properties officeooo:rsid="001b2cfe"/>
    </style:style>
    <style:style style:name="T18" style:family="text">
      <style:text-properties officeooo:rsid="001e3cf0"/>
    </style:style>
    <style:style style:name="T19" style:family="text">
      <style:text-properties officeooo:rsid="002200f0"/>
    </style:style>
    <style:style style:name="T20" style:family="text">
      <style:text-properties officeooo:rsid="0023fdbb" fo:background-color="#77bc65" loext:char-shading-value="0"/>
    </style:style>
    <style:style style:name="T21" style:family="text">
      <style:text-properties officeooo:rsid="001b2cfe" fo:background-color="#77bc65" loext:char-shading-value="0"/>
    </style:style>
    <style:style style:name="T22" style:family="text">
      <style:text-properties officeooo:rsid="0025a5f0"/>
    </style:style>
    <style:style style:name="T23" style:family="text">
      <style:text-properties officeooo:rsid="00283927"/>
    </style:style>
    <style:style style:name="T24" style:family="text">
      <style:text-properties officeooo:rsid="002ae9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81251495600">
          <table:table-cell table:style-name="Table1.A1" office:value-type="string">
            <text:p text:style-name="P3">tentativi</text:p>
          </table:table-cell>
          <table:table-cell table:style-name="Table1.A1" office:value-type="string">
            <text:p text:style-name="P3">dettagli</text:p>
          </table:table-cell>
          <table:table-cell table:style-name="Table1.C1" office:value-type="string">
            <text:p text:style-name="P3"/>
          </table:table-cell>
        </table:table-row>
        <table:table-row table:style-name="TableLine94081251692080">
          <table:table-cell table:style-name="Table1.A2" office:value-type="string">
            <text:p text:style-name="P4">1-2</text:p>
          </table:table-cell>
          <table:table-cell table:style-name="Table1.A2" office:value-type="string">
            <text:p text:style-name="P4">Non normalizzati , <text:span text:style-name="T2">prima rete</text:span>, <text:span text:style-name="T2">adam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081251693888"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Da ora <text:span text:style-name="T2">normalizzo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081251694688">
          <table:table-cell table:style-name="Table1.A2" office:value-type="string">
            <text:p text:style-name="P4">4-8</text:p>
          </table:table-cell>
          <table:table-cell table:style-name="Table1.A2" office:value-type="string">
            <text:p text:style-name="P2">Provo<text:span text:style-name="T2"> varie ampiezze</text:span>, train tutto INSTANCE, val=Pollino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081251695536"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Train e val=Instance (sceglo in modo cattivo, faccio prima agument. E poi assegno val)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081251696576"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trainInstance, ValPollino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081251697488"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1"><text:s/><text:span text:style-name="T3">Rete 2</text:span><text:span text:style-name="T1">, trainInstance, ValPollino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081251698448"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Train Instance, ValPollino, <text:span text:style-name="T2">TRAINLUNGO </text:span><text:span text:style-name="T8">(da ora configuro bene </text:span><text:span text:style-name="T2">batchsize</text:span><text:span text:style-name="T8">)</text:span></text:p>
          </table:table-cell>
          <table:table-cell table:style-name="Table1.C2" office:value-type="string">
            <text:p text:style-name="P27">Mostro</text:p>
          </table:table-cell>
        </table:table-row>
        <table:table-row table:style-name="TableLine94081251699408">
          <table:table-cell table:style-name="Table1.A2" office:value-type="string">
            <text:p text:style-name="P6">13</text:p>
          </table:table-cell>
          <table:table-cell table:style-name="Table1.A2" office:value-type="string">
            <text:p text:style-name="P5">Train Instance, ValPollino <text:span text:style-name="T9">adam: </text:span><text:span text:style-name="T4">epsilon = 0.01</text:span><text:span text:style-name="T9"> <text:s/>(vedo </text:span><text:span text:style-name="T4">loss non sale</text:span><text:span text:style-name="T9">)</text:span></text:p>
          </table:table-cell>
          <table:table-cell table:style-name="Table1.C2" office:value-type="string">
            <text:p text:style-name="P29">Mostro</text:p>
          </table:table-cell>
        </table:table-row>
        <table:table-row table:style-name="TableLine94081251700288">
          <table:table-cell table:style-name="Table1.A2" office:value-type="string">
            <text:p text:style-name="P6">14-<text:span text:style-name="T10">17</text:span></text:p>
          </table:table-cell>
          <table:table-cell table:style-name="Table1.A2" office:value-type="string">
            <text:p text:style-name="P5">Train Instance, ValPollino <text:s/><text:span text:style-name="T4">SGD</text:span><text:span text:style-name="T9"> al variare momento</text:span>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081251701248">
          <table:table-cell table:style-name="Table1.A2" office:value-type="string">
            <text:p text:style-name="P7">18-20</text:p>
          </table:table-cell>
          <table:table-cell table:style-name="Table1.A2" office:value-type="string">
            <text:p text:style-name="P7">TrainTestVal fatto bene (Instance differenziato in zone) <text:span text:style-name="T4">SGD</text:span><text:span text:style-name="T9"> al variare momento</text:span></text:p>
          </table:table-cell>
          <table:table-cell table:style-name="Table1.C2" office:value-type="string">
            <text:p text:style-name="P28">Mostro quelli ok</text:p>
          </table:table-cell>
        </table:table-row>
        <table:table-row table:style-name="TableLine94081251702208">
          <table:table-cell table:style-name="Table1.A2" office:value-type="string">
            <text:p text:style-name="P7">2<text:span text:style-name="T11">1</text:span>-23</text:p>
          </table:table-cell>
          <table:table-cell table:style-name="Table1.A2" office:value-type="string">
            <text:p text:style-name="P8"><text:span text:style-name="T10">TrainTestVal fatto bene (Instance differenziato in zone) </text:span><text:span text:style-name="T5">ADAM</text:span><text:span text:style-name="T9"> al variare </text:span><text:span text:style-name="T10">epsilon</text:span></text:p>
          </table:table-cell>
          <table:table-cell table:style-name="Table1.C2" office:value-type="string">
            <text:p text:style-name="P30">Mostro quelli ok</text:p>
          </table:table-cell>
        </table:table-row>
        <table:table-row table:style-name="TableLine94081251703168">
          <table:table-cell table:style-name="Table1.A2" office:value-type="string">
            <text:p text:style-name="P10">24-26</text:p>
          </table:table-cell>
          <table:table-cell table:style-name="Table1.A2" office:value-type="string">
            <text:p text:style-name="P9">ADAM + Dropout (all INSTANCE)</text:p>
          </table:table-cell>
          <table:table-cell table:style-name="Table1.C2" office:value-type="string">
            <text:p text:style-name="P28"/>
          </table:table-cell>
        </table:table-row>
        <table:table-row table:style-name="TableLine94081251704128">
          <table:table-cell table:style-name="Table1.A2" office:value-type="string">
            <text:p text:style-name="P35">27 </text:p>
          </table:table-cell>
          <table:table-cell table:style-name="Table1.A2" office:value-type="string">
            <text:p text:style-name="P12">Adam, eps=0.001 early stop</text:p>
          </table:table-cell>
          <table:table-cell table:style-name="Table1.C2" office:value-type="string">
            <text:p text:style-name="P32">(scelgo questa come migliore?)</text:p>
          </table:table-cell>
        </table:table-row>
        <table:table-row table:style-name="TableLine94081251705088">
          <table:table-cell table:style-name="Table1.A2" office:value-type="string">
            <text:p text:style-name="P35">28</text:p>
          </table:table-cell>
          <table:table-cell table:style-name="Table1.A2" office:value-type="string">
            <text:p text:style-name="P11">SGD mom = 0.75 earlystop</text:p>
          </table:table-cell>
          <table:table-cell table:style-name="Table1.C2" office:value-type="string">
            <text:p text:style-name="P31">(scelgo questa come migliore?)</text:p>
          </table:table-cell>
        </table:table-row>
        <table:table-row table:style-name="TableLine94081251706048">
          <table:table-cell table:style-name="Table1.A2" office:value-type="string">
            <text:p text:style-name="P17">29</text:p>
          </table:table-cell>
          <table:table-cell table:style-name="Table1.A2" office:value-type="string">
            <text:p text:style-name="P1"><text:span text:style-name="T13">SGD mom = 0.75 </text:span><text:span text:style-name="T12">inverto test e val confronta 19</text:span></text:p>
          </table:table-cell>
          <table:table-cell table:style-name="Table1.C2" office:value-type="string">
            <text:p text:style-name="P1"/>
          </table:table-cell>
        </table:table-row>
        <table:table-row table:style-name="TableLine94081251707008">
          <table:table-cell table:style-name="Table1.A2" office:value-type="string">
            <text:p text:style-name="P12"><text:span text:style-name="T12">30</text:span> </text:p>
          </table:table-cell>
          <table:table-cell table:style-name="Table1.A2" office:value-type="string">
            <text:p text:style-name="P13">Adam, eps=0.001 <text:span text:style-name="T12">inverto test e val confronta con 22</text:span></text:p>
          </table:table-cell>
          <table:table-cell table:style-name="Table1.C2" office:value-type="string">
            <text:p text:style-name="P13"/>
          </table:table-cell>
        </table:table-row>
        <table:table-row table:style-name="TableLine94081251707968">
          <table:table-cell table:style-name="Table1.A2" office:value-type="string">
            <text:p text:style-name="P18">31-34</text:p>
          </table:table-cell>
          <table:table-cell table:style-name="Table1.A2" office:value-type="string">
            <text:p text:style-name="P14">Adam, eps=0.001 <text:span text:style-name="T14">al variare del primo kern_siz (confronto robustezza timeshift)</text:span></text:p>
          </table:table-cell>
          <table:table-cell table:style-name="Table1.C2" office:value-type="string">
            <text:p text:style-name="P28">Faccio notare che non dipende da kernsize</text:p>
          </table:table-cell>
        </table:table-row>
        <table:table-row table:style-name="TableLine94081251708928">
          <table:table-cell table:style-name="Table1.A2" office:value-type="string">
            <text:p text:style-name="P19">35-38</text:p>
          </table:table-cell>
          <table:table-cell table:style-name="Table1.A2" office:value-type="string">
            <text:p text:style-name="P41"><text:span text:style-name="T24">SGD</text:span><text:span text:style-name="T13">, mom = 0.75 <text:s/></text:span><text:span text:style-name="T14">al variare del </text:span><text:span text:style-name="T15">1°,2°,4°</text:span><text:span text:style-name="T14"> kern_siz (confronto robustezza timeshift)</text:span></text:p>
          </table:table-cell>
          <table:table-cell table:style-name="Table1.C2" office:value-type="string">
            <text:p text:style-name="P20"/>
          </table:table-cell>
        </table:table-row>
        <table:table-row table:style-name="TableLine94081251709888">
          <table:table-cell table:style-name="Table1.A2" office:value-type="string">
            <text:p text:style-name="P21">39</text:p>
          </table:table-cell>
          <table:table-cell table:style-name="Table1.A2" office:value-type="string">
            <text:p text:style-name="P22"><text:span text:style-name="T13">Adam, eps=0.001 <text:s/></text:span><text:span text:style-name="T16">e </text:span><text:span text:style-name="T6">agumentation</text:span><text:span text:style-name="T16"> con timeshift</text:span></text:p>
          </table:table-cell>
          <table:table-cell table:style-name="Table1.C2" office:value-type="string">
            <text:p text:style-name="P22"/>
          </table:table-cell>
        </table:table-row>
        <table:table-row table:style-name="TableLine94081251710848">
          <table:table-cell table:style-name="Table1.A2" office:value-type="string">
            <text:p text:style-name="P23">40</text:p>
          </table:table-cell>
          <table:table-cell table:style-name="Table1.A2" office:value-type="string">
            <text:p text:style-name="P24"><text:s/><text:span text:style-name="T21">RETE_1</text:span><text:span text:style-name="T17"> </text:span><text:span text:style-name="T13">Adam, eps=0.001 <text:s/></text:span><text:span text:style-name="T16">e </text:span><text:span text:style-name="T6">agumentation</text:span><text:span text:style-name="T16"> con timeshift</text:span></text:p>
          </table:table-cell>
          <table:table-cell table:style-name="Table1.C2" office:value-type="string">
            <text:p text:style-name="P28">????</text:p>
          </table:table-cell>
        </table:table-row>
        <table:table-row table:style-name="TableLine94081251711808">
          <table:table-cell table:style-name="Table1.A2" office:value-type="string">
            <text:p text:style-name="P25">41</text:p>
          </table:table-cell>
          <table:table-cell table:style-name="Table1.A2" office:value-type="string">
            <text:p text:style-name="P26">SDG mom=0.75 early TUTTO INSTANCE <text:span text:style-name="T18">(</text:span><text:span text:style-name="T2">no </text:span><text:span text:style-name="T7">pulizoa</text:span><text:span text:style-name="T2"> som</text:span><text:span text:style-name="T7">) </text:span>confronto con <text:span text:style-name="T18">28</text:span></text:p>
          </table:table-cell>
          <table:table-cell table:style-name="Table1.C2" office:value-type="string">
            <text:p text:style-name="P28">Noto con pulizia meglio</text:p>
          </table:table-cell>
        </table:table-row>
        <table:table-row table:style-name="TableLine94081251712768">
          <table:table-cell table:style-name="Table1.A2" office:value-type="string">
            <text:p text:style-name="P25">42</text:p>
          </table:table-cell>
          <table:table-cell table:style-name="Table1.A2" office:value-type="string">
            <text:p text:style-name="P26"><text:span text:style-name="T18">ADAM eps=0.001</text:span> early TUTTO INSTANCE <text:span text:style-name="T18">(</text:span><text:span text:style-name="T2">no </text:span><text:span text:style-name="T7">pulizoa</text:span><text:span text:style-name="T2"> som</text:span><text:span text:style-name="T7">) </text:span>confronto con <text:span text:style-name="T18">27</text:span></text:p>
          </table:table-cell>
          <table:table-cell table:style-name="Table1.C2" office:value-type="string">
            <text:p text:style-name="P24">?????</text:p>
          </table:table-cell>
        </table:table-row>
        <table:table-row table:style-name="TableLine94081251713728">
          <table:table-cell table:style-name="Table1.A2" office:value-type="string">
            <text:p text:style-name="P36">43</text:p>
          </table:table-cell>
          <table:table-cell table:style-name="Table1.A2" office:value-type="string">
            <text:p text:style-name="P15">Adam, eps=0.1 early stop</text:p>
          </table:table-cell>
          <table:table-cell table:style-name="Table1.C2" office:value-type="string">
            <text:p text:style-name="P24"><text:s/><text:span text:style-name="T19">(scelgo questa come migliore?) </text:span><text:span text:style-name="T24">NO</text:span></text:p>
          </table:table-cell>
        </table:table-row>
        <table:table-row table:style-name="TableLine94081251714688">
          <table:table-cell table:style-name="Table1.A2" office:value-type="string">
            <text:p text:style-name="P37">44</text:p>
          </table:table-cell>
          <table:table-cell table:style-name="Table1.A2" office:value-type="string">
            <text:p text:style-name="P16">Adam, eps=0.1 early stop <text:span text:style-name="T20">RETE_1</text:span></text:p>
          </table:table-cell>
          <table:table-cell table:style-name="Table1.C2" office:value-type="string">
            <text:p text:style-name="P24">????</text:p>
          </table:table-cell>
        </table:table-row>
        <table:table-row table:style-name="TableLine94081251715648">
          <table:table-cell table:style-name="Table1.A2" office:value-type="string">
            <text:p text:style-name="P38">45</text:p>
          </table:table-cell>
          <table:table-cell table:style-name="Table1.A2" office:value-type="string">
            <text:p text:style-name="P9">ADAM + Dropout (all INSTANCE) <text:span text:style-name="T22">eps=0.001</text:span></text:p>
          </table:table-cell>
          <table:table-cell table:style-name="Table1.C2" office:value-type="string">
            <text:p text:style-name="P28">Mostro che non varia molto <text:span text:style-name="T23">rispetto 22</text:span></text:p>
          </table:table-cell>
        </table:table-row>
        <table:table-row table:style-name="TableLine94081251716608">
          <table:table-cell table:style-name="Table1.A2" office:value-type="string">
            <text:p text:style-name="P39">46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4"/>
          </table:table-cell>
        </table:table-row>
        <table:table-row table:style-name="TableLine94081251717568">
          <table:table-cell table:style-name="Table1.A2" office:value-type="string">
            <text:p text:style-name="P39">47</text:p>
          </table:table-cell>
          <table:table-cell table:style-name="Table1.A2" office:value-type="string">
            <text:p text:style-name="P33">Rete_0</text:p>
          </table:table-cell>
          <table:table-cell table:style-name="Table1.C2" office:value-type="string">
            <text:p text:style-name="P33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2-11-19T18:38:19.828532967</dc:date>
    <meta:editing-duration>PT9H27M1S</meta:editing-duration>
    <meta:editing-cycles>21</meta:editing-cycles>
    <meta:generator>LibreOffice/6.4.7.2$Linux_X86_64 LibreOffice_project/40$Build-2</meta:generator>
    <meta:document-statistic meta:table-count="1" meta:image-count="0" meta:object-count="0" meta:page-count="1" meta:paragraph-count="69" meta:word-count="263" meta:character-count="1622" meta:non-whitespace-character-count="1418"/>
  </office:meta>
</office:document-meta>
</file>